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7aca0" officeooo:paragraph-rsid="0017aca0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wk '($1~"^ATOM$" &amp;&amp; $5~"^B$")' 8wix.pdb &gt; 8wix_A.pdb</text:span><text:line-break/></text:p>
      <text:p text:style-name="P2">awk '($1~"^ATOM$" &amp;&amp; $5~"^A$")' 1bom.pdb &gt; 1bom_A.pdb</text:p>
      <text:p text:style-name="P2"/>
      <text:p text:style-name="P3">mustang -i 8wix_A.pdb 1bom_A.pd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2:13:06.363394432</meta:creation-date>
    <dc:date>2025-03-13T22:14:29.229467500</dc:date>
    <meta:editing-duration>PT1M24S</meta:editing-duration>
    <meta:editing-cycles>1</meta:editing-cycles>
    <meta:document-statistic meta:table-count="0" meta:image-count="0" meta:object-count="0" meta:page-count="1" meta:paragraph-count="3" meta:word-count="18" meta:character-count="139" meta:non-whitespace-character-count="123"/>
    <meta:generator>LibreOffice/24.2.7.2$Linux_X86_64 LibreOffice_project/420$Build-2</meta:generator>
  </office:meta>
</office:document-meta>
</file>